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officeooo:paragraph-rsid="0007a89a"/>
    </style:style>
    <style:style style:name="P3" style:family="paragraph" style:parent-style-name="Standard">
      <style:paragraph-properties fo:margin-top="0in" fo:margin-bottom="0.0835in" style:contextual-spacing="false" fo:line-height="100%"/>
    </style:style>
    <style:style style:name="P4" style:family="paragraph" style:parent-style-name="Standard">
      <style:paragraph-properties fo:margin-left="0.25in" fo:margin-right="0in" fo:margin-top="0in" fo:margin-bottom="0in" style:contextual-spacing="false" fo:text-indent="0in" style:auto-text-indent="false"/>
    </style:style>
    <style:style style:name="P5" style:family="paragraph" style:parent-style-name="Standard">
      <style:paragraph-properties fo:margin-left="0.25in" fo:margin-right="0in" fo:margin-top="0in" fo:margin-bottom="0in" style:contextual-spacing="false" fo:text-indent="0in" style:auto-text-indent="false"/>
      <style:text-properties fo:font-weight="bold" style:font-weight-asian="bold"/>
    </style:style>
    <style:style style:name="P6" style:family="paragraph" style:parent-style-name="imported-Body_20_A">
      <style:paragraph-properties fo:margin-left="0.25in" fo:margin-right="0in" fo:margin-top="0in" fo:margin-bottom="0in" style:contextual-spacing="false" fo:text-indent="0in" style:auto-text-indent="false"/>
    </style:style>
    <style:style style:name="P7" style:family="paragraph" style:parent-style-name="imported-Body_20_A">
      <style:paragraph-properties fo:margin-left="0in" fo:margin-right="0in" fo:margin-top="0in" fo:margin-bottom="0in" style:contextual-spacing="false" fo:text-indent="0.25in" style:auto-text-indent="false"/>
    </style:style>
    <style:style style:name="P8" style:family="paragraph" style:parent-style-name="imported-Body_20_A">
      <style:paragraph-properties fo:margin-left="1in" fo:margin-right="0in" fo:margin-top="0in" fo:margin-bottom="0in" style:contextual-spacing="false" fo:text-indent="0.5in" style:auto-text-indent="false"/>
      <style:text-properties style:font-name="Calibri" fo:font-size="10pt" style:font-size-asian="10pt"/>
    </style:style>
    <style:style style:name="P9" style:family="paragraph" style:parent-style-name="Heading_20_1">
      <style:paragraph-properties fo:line-height="100%"/>
    </style:style>
    <style:style style:name="P10" style:family="paragraph" style:parent-style-name="Heading_20_3">
      <style:paragraph-properties fo:line-height="100%"/>
      <style:text-properties officeooo:rsid="0007a89a" officeooo:paragraph-rsid="0007a89a"/>
    </style:style>
    <style:style style:name="P11" style:family="paragraph" style:parent-style-name="List_20_Paragraph" style:list-style-name="WWNum4">
      <style:paragraph-properties fo:margin-top="0in" fo:margin-bottom="0.0835in" style:contextual-spacing="true"/>
      <style:text-properties fo:color="#595959" loext:opacity="100%" fo:font-size="14pt" fo:font-weight="bold" style:font-size-asian="14pt" style:font-weight-asian="bold" style:font-size-complex="14pt"/>
    </style:style>
    <style:style style:name="P12" style:family="paragraph" style:parent-style-name="List_20_Paragraph" style:list-style-name="WWNum7">
      <style:paragraph-properties fo:margin-top="0in" fo:margin-bottom="0.0835in" style:contextual-spacing="true"/>
      <style:text-properties fo:color="#595959" loext:opacity="100%" fo:font-size="14pt" fo:font-weight="bold" style:font-size-asian="14pt" style:font-weight-asian="bold" style:font-size-complex="14pt"/>
    </style:style>
    <style:style style:name="P13" style:family="paragraph" style:parent-style-name="List_20_Paragraph" style:list-style-name="WWNum5">
      <style:paragraph-properties fo:margin-top="0in" fo:margin-bottom="0.0835in" style:contextual-spacing="true"/>
      <style:text-properties fo:color="#595959" loext:opacity="100%" fo:font-size="14pt" fo:font-weight="bold" style:font-size-asian="14pt" style:font-weight-asian="bold" style:font-size-complex="14pt"/>
    </style:style>
    <style:style style:name="P14" style:family="paragraph" style:parent-style-name="List_20_Paragraph" style:list-style-name="WWNum6">
      <style:paragraph-properties fo:margin-top="0in" fo:margin-bottom="0.0835in" style:contextual-spacing="true"/>
      <style:text-properties fo:color="#595959" loext:opacity="100%" fo:font-size="14pt" fo:font-weight="bold" style:font-size-asian="14pt" style:font-weight-asian="bold" style:font-size-complex="14pt"/>
    </style:style>
    <style:style style:name="P15" style:family="paragraph" style:parent-style-name="List_20_Paragraph" style:list-style-name="WWNum8">
      <style:paragraph-properties fo:margin-top="0in" fo:margin-bottom="0in" style:contextual-spacing="true" fo:line-height="100%"/>
    </style:style>
    <style:style style:name="P16" style:family="paragraph" style:parent-style-name="List_20_Paragraph" style:list-style-name="WWNum9">
      <style:paragraph-properties fo:margin-top="0in" fo:margin-bottom="0in" style:contextual-spacing="true"/>
    </style:style>
    <style:style style:name="P17" style:family="paragraph" style:parent-style-name="List_20_Paragraph" style:list-style-name="WWNum1">
      <style:paragraph-properties fo:margin-left="0.75in" fo:margin-right="0in" fo:margin-top="0in" fo:margin-bottom="0in" style:contextual-spacing="true" fo:text-indent="-0.25in" style:auto-text-indent="false"/>
    </style:style>
    <style:style style:name="P18" style:family="paragraph" style:parent-style-name="List_20_Paragraph" style:list-style-name="WWNum2">
      <style:paragraph-properties fo:margin-left="0.75in" fo:margin-right="0in" fo:margin-top="0in" fo:margin-bottom="0in" style:contextual-spacing="true" fo:text-indent="-0.25in" style:auto-text-indent="false"/>
    </style:style>
    <style:style style:name="P19" style:family="paragraph" style:parent-style-name="List_20_Paragraph" style:list-style-name="WWNum3">
      <style:paragraph-properties fo:margin-left="0.75in" fo:margin-right="0in" fo:margin-top="0in" fo:margin-bottom="0in" style:contextual-spacing="true" fo:text-indent="-0.25in" style:auto-text-indent="false"/>
    </style:style>
    <style:style style:name="P20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officeooo:rsid="0007a89a"/>
    </style:style>
    <style:style style:name="T2" style:family="text">
      <style:text-properties officeooo:rsid="0002c50d"/>
    </style:style>
    <style:style style:name="T3" style:family="text">
      <style:text-properties style:font-name="Calibri" fo:font-size="10pt" fo:font-weight="bold" style:font-size-asian="10pt" style:font-weight-asian="bold"/>
    </style:style>
    <style:style style:name="T4" style:family="text">
      <style:text-properties style:font-name="Calibri" fo:font-size="10pt" style:font-size-asian="10pt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use-window-font-color="true" loext:opacity="0%" style:font-name="Calibri" fo:font-size="11pt" fo:language="en" fo:country="US" officeooo:rsid="00051eb4" style:letter-kerning="false" style:font-name-asian="Calibri1" style:font-size-asian="11pt" style:language-asian="en" style:country-asian="US" style:font-name-complex="Tahoma1" style:font-size-complex="11pt" style:language-complex="ar" style:country-complex="SA"/>
    </style:style>
    <style:style style:name="T8" style:family="text">
      <style:text-properties officeooo:rsid="000aee2c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0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07794592" text:style-name="WWNum4">
        <text:list-item>
          <text:p text:style-name="P11">Profile</text:p>
        </text:list-item>
      </text:list>
      <text:p text:style-name="P3"><text:span text:style-name="T7">Senior</text:span> software developer, specializing in object-oriented design approaches to data driven and service oriented development. <text:s/>Experience in the full design and development cycle of large-scale systems including requirements gathering, design, construction, unit testing, system and user acceptance testing, and maintenance. <text:s/>Strengths include: <text:s/></text:p>
      <text:section text:style-name="Sect1" text:name="TextSection">
        <text:list xml:id="list2052779750" text:style-name="WWNum8">
          <text:list-item>
            <text:p text:style-name="P15">Object Oriented Development</text:p>
          </text:list-item>
          <text:list-item>
            <text:p text:style-name="P15">Web Development</text:p>
          </text:list-item>
          <text:list-item>
            <text:p text:style-name="P15">Database Development</text:p>
          </text:list-item>
          <text:list-item>
            <text:p text:style-name="P15">Data Conversion</text:p>
          </text:list-item>
          <text:list-item>
            <text:p text:style-name="P15">Requirements Gathering</text:p>
          </text:list-item>
          <text:list-item>
            <text:p text:style-name="P15">Troubleshooting</text:p>
          </text:list-item>
        </text:list>
      </text:section>
      <text:section text:style-name="Sect2" text:name="Section1">
        <text:p text:style-name="P1"/>
        <text:list xml:id="list659706760" text:style-name="WWNum7">
          <text:list-item>
            <text:p text:style-name="P12">Technical Skills</text:p>
          </text:list-item>
        </text:list>
        <text:p text:style-name="P6"><text:span text:style-name="T3">Languages:<text:tab/><text:tab/></text:span><text:span text:style-name="T4">C#, JavaScript, Python, XML/XSLT</text:span></text:p>
        <text:p text:style-name="P7"><text:span text:style-name="T3">Platforms/Libraries:</text:span><text:span text:style-name="T4"><text:tab/>.NET- Core, Framework, MVC, WebAPI2, Entity Framework, LINQ, WCF</text:span></text:p>
        <text:p text:style-name="P8">Node.js- Express, Gulp, Browserify, Babel</text:p>
        <text:p text:style-name="P6"><text:span text:style-name="T3">Web Technologies:</text:span><text:span text:style-name="T4"><text:tab/>ASP.NET MVC and WebAPI2, jQuery, Angular</text:span></text:p>
        <text:p text:style-name="P6"><text:span text:style-name="T3">Databases:<text:tab/><text:tab/></text:span><text:span text:style-name="T4">SQL Server 2005-2014, SQLite3, MongoDB</text:span></text:p>
        <text:p text:style-name="P1"/>
        <text:list xml:id="list1870516593" text:style-name="WWNum5">
          <text:list-item>
            <text:p text:style-name="P13">Professional History</text:p>
          </text:list-item>
        </text:list>
        <text:p text:style-name="P5">TELNET WORLDWIDE, Troy, MI, 2014 – Present</text:p>
        <text:p text:style-name="P5">Senior Application Developer</text:p>
        <text:list xml:id="list3293192098" text:style-name="WWNum9">
          <text:list-item>
            <text:p text:style-name="P16">Maintain and extend web based portal application used by TelNet customers, sales agents and internal employees</text:p>
          </text:list-item>
          <text:list-item>
            <text:p text:style-name="P16">Created trouble ticket management functionality in internal portal</text:p>
          </text:list-item>
          <text:list-item>
            <text:p text:style-name="P16">Developed E-911 data management pages in legacy and new custom portal systems</text:p>
          </text:list-item>
          <text:list-item>
            <text:p text:style-name="P16">Implementing third party billing and operational support system (BSS/OSS), wrote custom C# extensions, JavaScript page extensions and converted data from multiple legacy systems</text:p>
          </text:list-item>
          <text:list-item>
            <text:p text:style-name="P16">Developed customer functionality for new portal application to supplement the new OSS system</text:p>
          </text:list-item>
          <text:list-item>
            <text:p text:style-name="P16">Support junior developers and contractors on above projects 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<text:soft-page-break/></text:p>
        <text:list xml:id="list210648170181871" text:continue-list="list307794592" text:style-name="WWNum4">
          <text:list-item>
            <text:p text:style-name="P11"><text:bookmark text:name="_GoBack"/>Professional History (Continued)</text:p>
          </text:list-item>
        </text:list>
        <text:p text:style-name="P5">REVENUE SOLUTIONS INC, Pembroke, MA, 2007 – 2014</text:p>
        <text:p text:style-name="P5">Senior Consultant/Developer</text:p>
        <text:list xml:id="list1594147906" text:style-name="WWNum1">
          <text:list-item>
            <text:p text:style-name="P17">Developed services, web pages (ASP.NET), offline processes, and SQL Server stored procedures as part of a full integrated tax system development project.</text:p>
          </text:list-item>
          <text:list-item>
            <text:p text:style-name="P17">Lead design and implementation of user security roles for revenue agency personnel; over 150 users in 20 different access roles.</text:p>
          </text:list-item>
          <text:list-item>
            <text:p text:style-name="P17">Lead design of dynamic data elements for generating over 50 notices sent to taxpayers and other state agencies.</text:p>
          </text:list-item>
          <text:list-item>
            <text:p text:style-name="P17">Implemented case management system, including SQL data mining and refresh process, for the Individual Income Tax collections team for the state of Rhode Island.</text:p>
          </text:list-item>
          <text:list-item>
            <text:p text:style-name="P17">Lead client meetings to gather requirements and define gaps in support of case management and integrated tax system implementations in multiple state revenue agencies.</text:p>
          </text:list-item>
          <text:list-item>
            <text:p text:style-name="P17">Conducted user training sessions in support of collections process enhancement project.</text:p>
          </text:list-item>
        </text:list>
        <text:p text:style-name="P4"/>
        <text:p text:style-name="P5">UNIVERSITY OF WASHINGTON, Seattle, WA, 2002 - 2007</text:p>
        <text:p text:style-name="P4"><text:span text:style-name="T5">Research Scientist/Engineer – Department of Genome Sciences </text:span>(2004-2007)</text:p>
        <text:list xml:id="list1215852077" text:style-name="WWNum2">
          <text:list-item>
            <text:p text:style-name="P18">Performed analysis on DNA sequence data in support of single nucleotide polymorphism (SNP) discovery research project.</text:p>
          </text:list-item>
          <text:list-item>
            <text:p text:style-name="P18">Contributed completed SNP data for over 50 genes to the National Institute of Health.</text:p>
          </text:list-item>
          <text:list-item>
            <text:p text:style-name="P18">Performed troubleshooting and maintenance on PostgreSQL databases storing genetic analysis data as well as Perl scripts used in analysis process. </text:p>
          </text:list-item>
          <text:list-item>
            <text:p text:style-name="P18"><text:span text:style-name="T6">Platform/Technologies</text:span>: <text:s/>Red Hat Linux, Perl and Bash scripting, PostgreSQL database</text:p>
          </text:list-item>
        </text:list>
        <text:p text:style-name="P4"/>
        <text:p text:style-name="P4"><text:span text:style-name="T5">Analysis Technician – School of Fisheries </text:span>(2002-2004)</text:p>
        <text:list xml:id="list1531247309" text:style-name="WWNum3">
          <text:list-item>
            <text:p text:style-name="P19">As part of a behavioral ecology project undertaken by the School of Fisheries, analyzed video and image data to record the schooling behavior of fish.</text:p>
          </text:list-item>
          <text:list-item>
            <text:p text:style-name="P19">Translated hours of video into positional data and pathing information.</text:p>
          </text:list-item>
          <text:list-item>
            <text:p text:style-name="P19">Tested and provided troubleshooting of custom path-finding software. </text:p>
          </text:list-item>
          <text:list-item>
            <text:p text:style-name="P19"><text:span text:style-name="T6">Platform/Technologies:</text:span> MATLAB, Perl scripting, SAS statistical analysis</text:p>
          </text:list-item>
        </text:list>
        <text:p text:style-name="P1"/>
        <text:list xml:id="list3723643137" text:style-name="WWNum6">
          <text:list-item>
            <text:p text:style-name="P14">Education</text:p>
          </text:list-item>
        </text:list>
        <text:p text:style-name="P1"><text:span text:style-name="T5">Bachelor of Science in Biology</text:span>, 2002 – University of Washington – Seattle, WA</text:p>
        <text:p text:style-name="P1"><text:span text:style-name="T5">Post-Baccalaureate studies in Computer Science</text:span>, 2003-2004 – University of Washington – Seattle, WA</text:p>
        <text:p text:style-name="P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imported-Body_20_A" style:display-name="imported-Body A" style:family="paragraph" style:default-outline-level="">
      <style:paragraph-properties fo:margin-top="0in" fo:margin-bottom="0.1252in" style:contextual-spacing="false" fo:line-height="130%" fo:text-align="start" style:justify-single-word="false" fo:orphans="2" fo:widows="2" fo:hyphenation-ladder-count="no-limit" style:writing-mode="lr-tb"/>
      <style:text-properties fo:color="#000000" loext:opacity="100%" style:font-name="Helvetica Neue Light" fo:font-family="'Helvetica Neue Light'" style:font-family-generic="roman" style:font-pitch="variable" fo:font-size="9pt" fo:language="en" fo:country="US" style:letter-kerning="false" style:font-name-asian="Arial Unicode MS" style:font-family-asian="'Arial Unicode MS'" style:font-family-generic-asian="system" style:font-pitch-asian="variable" style:font-size-asian="9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line-height="100%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f79646" loext:opacity="100%" fo:font-size="14pt" fo:font-weight="bold" style:font-size-asian="14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f79646" loext:opacity="100%" fo:font-size="14pt" fo:font-weight="bold" style:font-size-asian="14pt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f79646" loext:opacity="100%" fo:font-size="14pt" fo:font-weight="bold" style:font-size-asian="14pt" style:font-weight-asian="bold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f79646" loext:opacity="100%" fo:font-size="14pt" fo:font-weight="bold" style:font-size-asian="14pt" style:font-weight-asian="bold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color="#f79646" loext:opacity="100%" fo:font-size="14pt" fo:font-weight="bold" style:font-size-asian="14pt" style:font-weight-asian="bold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color="#f79646" loext:opacity="100%" fo:font-size="14pt" fo:font-weight="bold" style:font-size-asian="14pt" style:font-weight-asian="bold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color="#f79646" loext:opacity="100%" fo:font-size="14pt" fo:font-weight="bold" style:font-size-asian="14pt" style:font-weight-asian="bold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color="#f79646" loext:opacity="100%" fo:font-size="14pt" fo:font-weight="bold" style:font-size-asian="14pt" style:font-weight-asian="bold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4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7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9" text:bullet-char="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6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61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2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4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5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67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68" text:bullet-char="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6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7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1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73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4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76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77" text:bullet-char="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78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79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8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8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83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85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6" text:bullet-char="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8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88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89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90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91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92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4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9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7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1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3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4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0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106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0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109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10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11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12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line-height="100%"/>
    </style:style>
    <style:style style:name="MP2" style:family="paragraph" style:parent-style-name="Heading_20_3">
      <style:paragraph-properties fo:line-height="100%"/>
      <style:text-properties officeooo:rsid="0007a89a" officeooo:paragraph-rsid="0007a89a"/>
    </style:style>
    <style:style style:name="MP3" style:family="paragraph" style:parent-style-name="Standard">
      <style:paragraph-properties fo:margin-top="0in" fo:margin-bottom="0in" style:contextual-spacing="false" fo:line-height="100%"/>
      <style:text-properties officeooo:paragraph-rsid="0007a89a"/>
    </style:style>
    <style:style style:name="MP4" style:family="paragraph" style:parent-style-name="Standard">
      <style:paragraph-properties fo:margin-top="0in" fo:margin-bottom="0in" style:contextual-spacing="false"/>
    </style:style>
    <style:style style:name="MP5" style:family="paragraph">
      <loext:graphic-properties draw:fill="solid" draw:fill-color="#a0a0a0"/>
      <style:paragraph-properties fo:text-align="start"/>
      <style:text-properties fo:font-size="18pt"/>
    </style:style>
    <style:style style:name="MT1" style:family="text">
      <style:text-properties officeooo:rsid="0007a89a"/>
    </style:style>
    <style:style style:name="MT2" style:family="text">
      <style:text-properties officeooo:rsid="0002c50d"/>
    </style:style>
    <style:style style:name="MT3" style:family="text">
      <style:text-properties officeooo:rsid="000aee2c"/>
    </style:style>
    <style:style style:name="Mgr1" style:family="graphic">
      <style:graphic-properties draw:stroke="none" svg:stroke-width="0in" draw:fill="solid" draw:fill-color="#a0a0a0" draw:textarea-vertical-align="top" draw:auto-grow-height="false" fo:min-height="0in" fo:min-width="0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in" fo:margin-bottom="0.3in" fo:margin-left="1in" fo:margin-right="1in" fo:border-top="none" fo:border-bottom="1.5pt solid #00000a" fo:border-left="none" fo:border-right="none" fo:padding-top="0in" fo:padding-bottom="0.6319in" fo:padding-left="0in" fo:padding-right="0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3472in" fo:margin-left="0.7874in" fo:margin-right="0.7874in" fo:border-top="none" fo:border-bottom="1.5pt solid #00000a" fo:border-left="none" fo:border-right="none" fo:padding-top="0in" fo:padding-bottom="0.4193in" fo:padding-left="0in" fo:padding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Ian M<text:span text:style-name="MT1">c</text:span>F<text:span text:style-name="MT1">arland</text:span></text:h>
        <text:h text:style-name="MP2" text:outline-level="3">Software Developer</text:h>
        <text:p text:style-name="MP3"><text:span text:style-name="MT2"><text:s/></text:span><text:span text:style-name="MT3">E:</text:span><text:span text:style-name="MT2"> </text:span><text:a xlink:type="simple" xlink:href="mailto:iwmcfarland@gmail.com" text:style-name="Internet_20_link" text:visited-style-name="Visited_20_Internet_20_Link"><text:span text:style-name="MT2">iwmcfarland@gmail.com</text:span></text:a><text:span text:style-name="MT2"> <text:s text:c="3"/></text:span><text:span text:style-name="MT3">P: </text:span><text:span text:style-name="MT2">206-930-7046 <text:s text:c="3"/></text:span><text:s/><text:span text:style-name="MT3">L: <text:s/>Clawson, MI, USA</text:span></text:p>
        <text:p text:style-name="MP4"><draw:custom-shape text:anchor-type="as-char" draw:z-index="1" draw:name="Rectangle 1" draw:style-name="Mgr1" draw:text-style-name="MP5" svg:width="0.0016in" svg:height="0.021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01T16:29:00</meta:creation-date>
    <meta:initial-creator>imcfarland</meta:initial-creator>
    <dc:language>en-US</dc:language>
    <dc:date>2022-04-25T21:06:45.009000000</dc:date>
    <meta:editing-cycles>21</meta:editing-cycles>
    <meta:editing-duration>P2DT9H39M43S</meta:editing-duration>
    <meta:generator>LibreOffice/7.1.8.1$Windows_X86_64 LibreOffice_project/e1f30c802c3269a1d052614453f260e49458c82c</meta:generator>
    <meta:document-statistic meta:table-count="0" meta:image-count="0" meta:object-count="0" meta:page-count="2" meta:paragraph-count="50" meta:word-count="510" meta:character-count="3628" meta:non-whitespace-character-count="3171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